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Helvetica, Arial, sans-serif"/>
    <style:font-face style:name="Merriweather" svg:font-family="Merriweather, serif"/>
    <style:font-face style:name="NeueHaasGroteskText W01" svg:font-family="'NeueHaasGroteskText W01', Helvetica, Arial, sans-serif"/>
    <style:font-face style:name="Tahoma1" svg:font-family="Tahoma"/>
    <style:font-face style:name="museo-sans" svg:font-family="museo-sans, 'Helvetica Neue', Helvetica, Arial, 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335in" style:line-height-at-least="0.2in" fo:widows="1" fo:text-indent="0in" style:auto-text-indent="false" fo:padding="0in" fo:border="none"/>
      <style:text-properties fo:font-variant="normal" fo:text-transform="none" fo:color="#4e4242" style:font-name="museo-sans" fo:font-size="9.60000038146973pt" fo:letter-spacing="normal" fo:font-style="normal" fo:font-weight="bold"/>
    </style:style>
    <style:style style:name="T1" style:family="text">
      <style:text-properties fo:font-variant="normal" fo:text-transform="none" fo:color="#222222" style:font-name="Helvetica Neue" fo:font-size="7.19999980926514pt" fo:letter-spacing="normal" fo:font-style="normal" fo:font-weight="normal"/>
    </style:style>
    <style:style style:name="T2" style:family="text">
      <style:text-properties fo:font-variant="normal" fo:text-transform="none" fo:color="#6c6c6c" style:font-name="NeueHaasGroteskText W01" fo:font-size="10.8000001907349pt" fo:letter-spacing="normal" fo:font-style="normal" fo:font-weight="normal"/>
    </style:style>
    <style:style style:name="T3" style:family="text">
      <style:text-properties fo:font-variant="normal" fo:text-transform="none" fo:color="#6c6c6c" style:font-name="NeueHaasGroteskText W01" fo:font-size="10.8000001907349pt" fo:letter-spacing="normal" fo:font-style="italic" fo:font-weight="normal" style:font-style-asian="italic" style:font-style-complex="italic"/>
    </style:style>
    <style:style style:name="T4" style:family="text">
      <style:text-properties fo:font-variant="normal" fo:text-transform="none" fo:color="#4e4242" style:font-name="museo-sans" fo:font-size="9.60000038146973pt" fo:letter-spacing="normal" fo:font-style="normal" fo:font-weight="bold"/>
    </style:style>
    <style:style style:name="T5" style:family="text">
      <style:text-properties fo:font-variant="normal" fo:text-transform="none" fo:color="#4a4a4a" style:font-name="Merriweather" fo:font-size="9.60000038146973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Standard"><text:span text:style-name="T1">So, why use Docker?</text:span></text:p>
      <text:p text:style-name="Standard"><text:span text:style-name="T1">More generally why adopt containerization and container-based virtualization?</text:span></text:p>
      <text:p text:style-name="Standard"><text:span text:style-name="T1"/></text:p>
      <text:p text:style-name="Standard"><text:span text:style-name="T1">First, a few words on virtualization.</text:span></text:p>
      <text:p text:style-name="Standard"><text:span text:style-name="T1">Most of us are aware of Virtual Machine software like Vmware.</text:span></text:p>
      <text:p text:style-name="Standard"><text:span text:style-name="T1">The general goal is get away from operating on a physical hardware platform directly, which ties one to the particular type, version and configuration of the host operating system.</text:span></text:p>
      <text:p text:style-name="Standard"><text:span text:style-name="T1">With a Virtual Machine, you can for example run a </text:span><text:span text:style-name="T2">Linux and Windows server operating systems on the same underlying physical host</text:span><text:span text:style-name="T1"> , part of a general approach that saves costs by reducing the need for physical hardware systems, establishes portability, snapshotting capability, etc.</text:span></text:p>
      <text:p text:style-name="Standard"><text:span text:style-name="T1"/></text:p>
      <text:p text:style-name="Standard"><text:span text:style-name="T1">How are containers different?</text:span></text:p>
      <text:p text:style-name="Standard"><text:span text:style-name="T1">While a container also accomplishes virtualization, a Virtual Machine does so by emulating an entire operating system on top of the host operating system. </text:span></text:p>
      <text:p text:style-name="Standard"><text:span text:style-name="T1">W</text:span><text:span text:style-name="T2">ith container-based virtualization, there isn't the overhead associated with having each container run a completely installed operating system. This is because a container, while able to virtualize everything about an application down to the operating system, would do so </text:span><text:span text:style-name="T3">USING</text:span><text:span text:style-name="T2"> the hosting operating system, not replacing it. This approach improves performance because there is just one operating system taking care of hardware calls. </text:span></text:p>
      <text:p text:style-name="Standard"><text:span text:style-name="T2"/></text:p>
      <text:p text:style-name="Standard"><text:span text:style-name="T2">So this can start us off on the list of container benefits:</text:span></text:p>
      <text:p text:style-name="Standard"><text:span text:style-name="T2"/></text:p>
      <text:p text:style-name="Standard"><text:span text:style-name="T2">Containers are lightweight</text:span></text:p>
      <text:p text:style-name="Standard"><text:span text:style-name="T2">Containers are small, consume less resources on the host server and are faster to create and migrate. </text:span></text:p>
      <text:p text:style-name="Standard"><text:span text:style-name="T2"/></text:p>
      <text:p text:style-name="Standard"><text:span text:style-name="T2">Because of this...</text:span></text:p>
      <text:p text:style-name="Standard"><text:span text:style-name="T2"/></text:p>
      <text:p text:style-name="Standard"><text:span text:style-name="T2">You can host many apps on a single server.</text:span></text:p>
      <text:p text:style-name="Standard"><text:span text:style-name="T2">A single server can run far more containers than virtual machines.</text:span></text:p>
      <text:p text:style-name="Standard"><text:span text:style-name="T2"/></text:p>
      <text:h text:style-name="Heading_20_3" text:outline-level="3"><text:span text:style-name="T2">Containers bring dev and ops even closer together.</text:span></text:h>
      <text:p text:style-name="Text_20_body"><text:span text:style-name="T2">The following referrence explains this well: </text:span></text:p>
      <text:p text:style-name="Text_20_body"><text:a xlink:type="simple" xlink:href="http://www.infoworld.com/article/2607128/application-development/4-ways-docker-fundamentally-changes-application-development.html" text:style-name="Internet_20_link" text:visited-style-name="Visited_20_Internet_20_Link"><text:span text:style-name="T2">http://www.infoworld.com/article/2607128/application-development/4-ways-docker-fundamentally-changes-application-development.html</text:span></text:a></text:p>
      <text:p text:style-name="Text_20_body"><text:span text:style-name="T2">Excerpt:</text:span></text:p>
      <text:p text:style-name="Text_20_body"><text:span text:style-name="T4">"Docker is the first devoper tool that's as popular with developers as it is with ops engineers. Why? Developers can work inside the containers, and ops engineers can work outside the containers in parallel.</text:span></text:p>
      <text:p text:style-name="P1">When development teams adopt Docker, they add a new layer of agility to the software development lifecycle. The big difference is consistency. Docker-based applications run exactly the same on a laptop as they do in production. Because Docker encapsulates the entire state around an application, you do not have to worry about missing dependencies or bugs due to architectural differences in the underlying operating system."</text:p>
      <text:p text:style-name="Standard">https://www.linux.com/blog/stackengines-boyd-hemphill-how-docker-changing-devops</text:p>
      <text:p text:style-name="Standard"><text:span text:style-name="T5">What Docker did is they came up with a beautiful way to package and pipeline the use of containers for people with day jobs that aren't leveraging billions of dollars of infrastructure, i.e. mere mortals. Docker allows both Dev and Ops to think about a microservices architecture from their respective roles in a much easier way.</text:span> </text:p>
      <text:p text:style-name="Standard"/>
      <text:p text:style-name="Standard">Containers speed up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Helvetica, Arial, sans-serif"/>
    <style:font-face style:name="Merriweather" svg:font-family="Merriweather, serif"/>
    <style:font-face style:name="NeueHaasGroteskText W01" svg:font-family="'NeueHaasGroteskText W01', Helvetica, Arial, sans-serif"/>
    <style:font-face style:name="Tahoma1" svg:font-family="Tahoma"/>
    <style:font-face style:name="museo-sans" svg:font-family="museo-sans, 'Helvetica Neue', Helvetica, Arial, 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0M29S</meta:editing-duration>
    <meta:editing-cycles>8</meta:editing-cycles>
    <meta:generator>OpenOffice/4.1.2$Win32 OpenOffice.org_project/412m3$Build-9782</meta:generator>
    <dc:date>2016-07-05T19:43:35.36</dc:date>
    <dc:creator>Warren Hennemuth</dc:creator>
    <meta:document-statistic meta:table-count="0" meta:image-count="0" meta:object-count="0" meta:page-count="1" meta:paragraph-count="24" meta:word-count="424" meta:character-count="2894"/>
    <meta:user-defined meta:name="Info 1"/>
    <meta:user-defined meta:name="Info 2"/>
    <meta:user-defined meta:name="Info 3"/>
    <meta:user-defined meta:name="Info 4"/>
  </office:meta>
</office:document-meta>
</file>